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56d7f" officeooo:paragraph-rsid="00056d7f"/>
    </style:style>
    <style:style style:name="P2" style:family="paragraph" style:parent-style-name="Standard">
      <style:text-properties officeooo:rsid="00056d7f" officeooo:paragraph-rsid="000d6441"/>
    </style:style>
    <style:style style:name="P3" style:family="paragraph" style:parent-style-name="Standard">
      <style:text-properties officeooo:rsid="000a47bb" officeooo:paragraph-rsid="000a47bb"/>
    </style:style>
    <style:style style:name="P4" style:family="paragraph" style:parent-style-name="Standard">
      <style:text-properties officeooo:rsid="000d6441" officeooo:paragraph-rsid="000d6441"/>
    </style:style>
    <style:style style:name="P5" style:family="paragraph" style:parent-style-name="Standard" style:list-style-name="L1">
      <style:text-properties officeooo:rsid="000f3823" officeooo:paragraph-rsid="000f3823"/>
    </style:style>
    <style:style style:name="P6" style:family="paragraph" style:parent-style-name="Standard" style:list-style-name="L1">
      <style:text-properties officeooo:rsid="000fa989" officeooo:paragraph-rsid="000fa989"/>
    </style:style>
    <style:style style:name="P7" style:family="paragraph" style:parent-style-name="Standard">
      <style:text-properties officeooo:rsid="00056d7f" officeooo:paragraph-rsid="00056d7f"/>
    </style:style>
    <style:style style:name="P8" style:family="paragraph" style:parent-style-name="Standard">
      <style:text-properties officeooo:rsid="00141b6c" officeooo:paragraph-rsid="00141b6c"/>
    </style:style>
    <style:style style:name="P9" style:family="paragraph" style:parent-style-name="Standard">
      <style:text-properties officeooo:rsid="00141b6c" officeooo:paragraph-rsid="001e3cae"/>
    </style:style>
    <style:style style:name="P10" style:family="paragraph" style:parent-style-name="Standard" style:list-style-name="L3">
      <style:text-properties officeooo:rsid="00141b6c" officeooo:paragraph-rsid="001f7edf"/>
    </style:style>
    <style:style style:name="P11" style:family="paragraph" style:parent-style-name="Standard">
      <style:text-properties officeooo:rsid="00141b6c" officeooo:paragraph-rsid="001f7edf"/>
    </style:style>
    <style:style style:name="P12" style:family="paragraph" style:parent-style-name="Standard">
      <style:text-properties officeooo:rsid="00158683" officeooo:paragraph-rsid="00158683"/>
    </style:style>
    <style:style style:name="P13" style:family="paragraph" style:parent-style-name="Standard" style:list-style-name="L2">
      <style:text-properties officeooo:rsid="00175050" officeooo:paragraph-rsid="00175050"/>
    </style:style>
    <style:style style:name="P14" style:family="paragraph" style:parent-style-name="Standard" style:list-style-name="L2">
      <style:text-properties officeooo:rsid="0018e98c" officeooo:paragraph-rsid="0018e98c"/>
    </style:style>
    <style:style style:name="P15" style:family="paragraph" style:parent-style-name="Standard">
      <style:text-properties officeooo:rsid="00198e6f" officeooo:paragraph-rsid="00198e6f"/>
    </style:style>
    <style:style style:name="P16" style:family="paragraph" style:parent-style-name="Standard">
      <style:text-properties officeooo:paragraph-rsid="00198e6f"/>
    </style:style>
    <style:style style:name="P17" style:family="paragraph" style:parent-style-name="Standard">
      <style:text-properties style:text-underline-style="solid" style:text-underline-width="auto" style:text-underline-color="font-color" fo:font-weight="bold" officeooo:rsid="00056d7f" officeooo:paragraph-rsid="00056d7f"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56d7f" officeooo:paragraph-rsid="000d6441" style:font-weight-asian="bold" style:font-weight-complex="bold"/>
    </style:style>
    <style:style style:name="P19" style:family="paragraph" style:parent-style-name="Text_20_body" style:list-style-name="L3"/>
    <style:style style:name="T1" style:family="text">
      <style:text-properties officeooo:rsid="0006985a"/>
    </style:style>
    <style:style style:name="T2" style:family="text">
      <style:text-properties officeooo:rsid="000adccb"/>
    </style:style>
    <style:style style:name="T3" style:family="text">
      <style:text-properties officeooo:rsid="000f3823"/>
    </style:style>
    <style:style style:name="T4" style:family="text">
      <style:text-properties officeooo:rsid="000fa989"/>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98e6f"/>
    </style:style>
    <style:style style:name="T7" style:family="text">
      <style:text-properties officeooo:rsid="00198e6f"/>
    </style:style>
    <style:style style:name="T8" style:family="text">
      <style:text-properties officeooo:rsid="001c310e"/>
    </style:style>
    <style:style style:name="T9" style:family="text">
      <style:text-properties officeooo:rsid="001dd7bb"/>
    </style:style>
    <style:style style:name="T10" style:family="text">
      <style:text-properties officeooo:rsid="001e3ca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 Charge</text:p>
      <text:p text:style-name="P1"/>
      <text:p text:style-name="P18">Objectif:</text:p>
      <text:p text:style-name="P2"><text:span text:style-name="T1">Le chatbot intitulé «UBbot Assist Xxx» est un assistant virtuel conçu pour des étudiants et par des étudiants pour offrir plus (d’avantages) d’assistance virtuel au sein de l’Université de Bordeaux, ce projet est là dans le cadre de l’</text:span><text:a xlink:type="simple" xlink:href="http://lstinfo.emi.u-bordeaux.fr/wiki/doku.php?id=projettechl3#projets_technologiques_-_licence_3_informatique" text:style-name="Internet_20_link" text:visited-style-name="Visited_20_Internet_20_Link"><text:span text:style-name="T1">UE – Projet technologique Chatbot</text:span></text:a><text:span text:style-name="T1"> mais également pour valoriser l’innovation numérique au sein de l’Université.</text:span></text:p>
      <text:p text:style-name="P1"/>
      <text:p text:style-name="P3">UBbot Assist est un assistant qui permet <text:span text:style-name="T2">de facilité l’acces à l’ensemble des offres de formations proposé par l’Université, a destination des nouveaux étudiant(e)s qui feront le grand et modeste choix de leur projet d’études. Mais également pour les anciens étudiants et même accessible tout simplement aux visiteurs en essayant de mieux repondre aux attentes de tou(te)s <text:s/>24h/24 et 7j/7</text:span></text:p>
      <text:p text:style-name="P1"/>
      <text:p text:style-name="P1"/>
      <text:p text:style-name="P17">Outils (décrire les outils et les taches) :</text:p>
      <text:p text:style-name="P4">Notre choix s’est porter sur Ibm Watson Assistant qui est un outil qui facilite la création de chatbot car il dispose d’une interface graphique facile à manier et ne nécessitant <text:span text:style-name="T3">pas</text:span> forcement des connaissances dans le domaine du développement mais aussi disposant d’une documentation <text:s/>accessible à tous.</text:p>
      <text:p text:style-name="P2"/>
      <text:p text:style-name="P1"/>
      <text:p text:style-name="P1">Planning de travail (temps, ordre de priorité)</text:p>
      <text:list xml:id="list5692250048867991814" text:style-name="L1">
        <text:list-item>
          <text:p text:style-name="P5">Cahier des charges</text:p>
        </text:list-item>
        <text:list-item>
          <text:p text:style-name="P5">Création des « Intents » et « Entities »</text:p>
        </text:list-item>
        <text:list-item>
          <text:p text:style-name="P5">Construction du dialogue ie la liaison des « <text:span text:style-name="T4">intents »</text:span></text:p>
        </text:list-item>
        <text:list-item>
          <text:p text:style-name="P6">Mise en place d’un site</text:p>
        </text:list-item>
        <text:list-item>
          <text:p text:style-name="P6">Déployement.</text:p>
        </text:list-item>
      </text:list>
      <text:p text:style-name="P1"/>
      <text:p text:style-name="P17">Justification de techno</text:p>
      <text:p text:style-name="P1"/>
      <text:p text:style-name="P8"><text:span text:style-name="T5">Ibm Watson :</text:span> Avec Watson Assistant (anciennement Watson Conversation), IBM propose une plateforme de création de chatbots et d'agents virtuels. Comme les offres concurrentes, la solution permet de les déployer à travers différents canaux de contacts, incluant terminaux mobiles et services de messagerie instantanée. Comme son nom l'indique, le produit fait appel à la puissance de Watson, l'offre d'informatique cognitive de Big Blue.</text:p>
      <text:p text:style-name="P8"/>
      <text:p text:style-name="P12"><text:span text:style-name="T5">Integration :</text:span> <text:span text:style-name="T7">Watson est intégrable sur plusieurs plateforme, </text:span></text:p>
      <text:p text:style-name="P12"/>
      <text:p text:style-name="P16"><text:span text:style-name="T6">Coût:</text:span><text:span text:style-name="T7"> </text:span>Deux modèles de prix (<text:a xlink:type="simple" xlink:href="https://www.ibm.com/watson/services/conversation/" text:style-name="Internet_20_link" text:visited-style-name="Visited_20_Internet_20_Link">lien</text:a>), gratuit jusqu’à 10K requêtes/mois puis payant 0,0025 $/appel d’API.</text:p>
      <text:p text:style-name="P15"/>
      <text:p text:style-name="P15"><text:span text:style-name="T5">Langues gérées:</text:span> <text:s/>Anglais, arabe, chinois, tchèque, néerlandais, français, allemand, italien, japonais, coréen, portugais (Br), espagnole</text:p>
      <text:p text:style-name="P15"/>
      <text:p text:style-name="P8">Site:</text:p>
      <text:p text:style-name="P9">Html/Css/Boostrap/Django</text:p>
      <text:p text:style-name="P8"/>
      <text:p text:style-name="P8"><text:span text:style-name="T9">MongoDB</text:span> : <text:span text:style-name="T8">Nous avons fait le choix d’utiliser MongoDB, pour nous permettre d’exploiter facilement et d’avantages les données fournies par l’Université.</text:span></text:p>
      <text:p text:style-name="P1"/>
      <text:p text:style-name="P9"><text:span text:style-name="T5">Ajax:</text:span></text:p>
      <text:list xml:id="list3685758066807028494" text:style-name="L3">
        <text:list-item>
          <text:p text:style-name="P10"><text:soft-page-break/><text:span text:style-name="T10">Nous utiliserons une modeste partie d’Ajax, pour actualiser notre base de donnée en temps réel (afin d’eviter en cas de modification de la BD de tous changer chez le client), afin de mieux répondre aux attentes des clients, une bonne raison de </text:span>pourquoi nous avons besoin de l'AJAX pour le faire fonctionner correctement.</text:p>
        </text:list-item>
      </text:list>
      <text:p text:style-name="P11"/>
      <text:list xml:id="list164946057465274" text:continue-numbering="true" text:style-name="L3">
        <text:list-item>
          <text:p text:style-name="P19"><text:bookmark text:name="r-1926975"/><text:bookmark text:name="r-1926972"/><text:bookmark text:name="r-1926971"/>L’auto-complétion ! Lorsque vous <text:span text:style-name="T10">debuter une discussion</text:span> et que vous tapez les premières lettres de<text:span text:style-name="T10">s mots</text:span> dans le <text:span text:style-name="T10">barriére </text:span>prévu à cet effet, vous obtenez une s<text:span text:style-name="T10">uggestions</text:span> dont le <text:span text:style-name="T10">mot</text:span> commence par les caractères que vous avez spécifiés. Ce système requiert de l'AJAX pour la simple et bonne raison qu'il faut demander au serveur de chercher les <text:span text:style-name="T10">mots</text:span> correspondant à la recherche, et ce sans recharger la page, car les caractères entrés seraient alors perdus et l'ergonomie serait plus que douteuse.</text:p>
        </text:list-item>
      </text:list>
      <text:p text:style-name="P8"/>
      <text:p text:style-name="P8"/>
      <text:p text:style-name="P1"/>
      <text:p text:style-name="P1">Quelques exemple d’usages (Exemple de question, de retour)</text:p>
      <text:p text:style-name="P1"/>
      <text:p text:style-name="P1">Le coût / Niveau d’étude (Fonction de gens qui peuvent les utiliser)</text:p>
      <text:p text:style-name="P1"/>
      <text:p text:style-name="P1">Besoin fonctionnel et non fonctionnel </text:p>
      <text:list xml:id="list460623725854288566" text:style-name="L2">
        <text:list-item>
          <text:p text:style-name="P13">Besoin fonctionnel :</text:p>
          <text:list>
            <text:list-item>
              <text:p text:style-name="P13">Aider à trouver une formation ;</text:p>
            </text:list-item>
            <text:list-item>
              <text:p text:style-name="P13">Aider un étudiant dans son choix d’orientation ;</text:p>
            </text:list-item>
            <text:list-item>
              <text:p text:style-name="P13">Permettre de trouver les UE d’un semestre donné ;</text:p>
            </text:list-item>
            <text:list-item>
              <text:p text:style-name="P13">Proposer en cas de besoin de rencontrer un responsable de formation pour plus de détail ;</text:p>
            </text:list-item>
            <text:list-item>
              <text:p text:style-name="P13">Prendre un rendez-vous pour une inscription ;</text:p>
            </text:list-item>
            <text:list-item>
              <text:p text:style-name="P14">Trouver plus de détail sur une UE donnée ;</text:p>
            </text:list-item>
          </text:list>
        </text:list-item>
        <text:list-item>
          <text:p text:style-name="P13">Besoin non fonctionnel :</text:p>
          <text:list>
            <text:list-item>
              <text:p text:style-name="P13"/>
            </text:list-item>
          </text:list>
        </text:list-item>
      </text:list>
      <text:p text:style-name="P1"/>
      <text:p text:style-name="P1">Faire le diagramme de Gran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5:34:14.353933381</meta:creation-date>
    <dc:date>2020-02-03T16:49:44.649699657</dc:date>
    <meta:editing-duration>PT57M25S</meta:editing-duration>
    <meta:editing-cycles>17</meta:editing-cycles>
    <meta:generator>LibreOffice/5.2.7.2$Linux_X86_64 LibreOffice_project/20m0$Build-2</meta:generator>
    <meta:document-statistic meta:table-count="0" meta:image-count="0" meta:object-count="0" meta:page-count="2" meta:paragraph-count="36" meta:word-count="576" meta:character-count="3627" meta:non-whitespace-character-count="3096"/>
  </office:meta>
</office:document-meta>
</file>